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ZeroConfPreferenceModel.addAutoConnectDevice( String de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eroConfPreferenceModel.getAutoConnectDevi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eroConfPreferenceModel.addMonitoredZone( String 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eroConfPreferenceModel.setAutoConnectDevices( Set autoConnectDevi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eroConfPreferenceModel.setMonitoredZones( List monitoredZon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eroConfPreferenceModel.getMonitoredZon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eroConfPreferenceModel.removeAutoConnectDevice( String de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